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/>
    <style:font-face style:name="Roboto1" svg:font-family="Roboto, Aria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59cm" table:align="margins" style:shadow="none" style:may-break-between-rows="true" table:border-model="collapsing"/>
    </style:style>
    <style:style style:name="Table1.A" style:family="table-column">
      <style:table-column-properties style:column-width="6.495cm" style:rel-column-width="3682*"/>
    </style:style>
    <style:style style:name="Table1.B" style:family="table-column">
      <style:table-column-properties style:column-width="5.232cm" style:rel-column-width="2966*"/>
    </style:style>
    <style:style style:name="Table1.C" style:family="table-column">
      <style:table-column-properties style:column-width="5.863cm" style:rel-column-width="3324*"/>
    </style:style>
    <style:style style:name="Table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C2" style:family="table-cell" style:data-style-name="N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9" style:family="table-row">
      <style:table-row-properties fo:keep-together="auto"/>
    </style:style>
    <style:style style:name="Table1.A9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.C9" style:family="table-cell" style:data-style-name="N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fo:language="ru" fo:country="RU" officeooo:rsid="0023b0ce" officeooo:paragraph-rsid="0023b0ce" style:font-size-asian="14pt" style:font-size-complex="14pt"/>
    </style:style>
    <style:style style:name="P4" style:family="paragraph" style:parent-style-name="Table_20_Contents">
      <style:text-properties style:font-name="Times New Roman" fo:font-size="13pt" fo:font-weight="normal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3pt" fo:font-weight="normal"/>
    </style:style>
    <style:style style:name="P6" style:family="paragraph" style:parent-style-name="Table_20_Contents">
      <style:text-properties style:font-name="Times New Roman" fo:font-size="2pt" style:font-size-asian="2pt" style:font-size-complex="2pt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0c0c79" officeooo:paragraph-rsid="000c0c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135f88" officeooo:paragraph-rsid="00135f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 officeooo:rsid="001383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Руководителю проекта от</text:p>
      <text:p text:style-name="P1">Казахского Аграрного Исследовательского</text:p>
      <text:p text:style-name="P1">Университета имени Сакена Сейфуллина</text:p>
      <text:p text:style-name="P1"/>
      <text:p text:style-name="P2"><text:span text:style-name="T1">Коммерческое предложение </text:span></text:p>
      <text:p text:style-name="P1"/>
      <text:p text:style-name="P1">ТОО «Prime» доводит до вашего сведения, что после рассмотрения <text:s/>Вашего технического задания, мы готовы удовлетворить запрос об оказании услуг по предоставлению запрашиваемого оборудования в рамках проекта на грантовое финансирование молодых ученых по научным и (или) научно-техническим проектам на 2024-2026 годы. </text:p>
      <text:p text:style-name="P1"/>
      <text:p text:style-name="P1">ТОО «Prime» имеет значительный практический опыт оказания услуг вузам, научным и научно-производственным организациям. Для оказания подобных услуг имеется все необходимое, в том числе штат высококвалифицированных сотрудников и достаточная материально-техническая база. </text:p>
      <text:p text:style-name="P1"/>
      <text:p text:style-name="P1">По предоставленной заказчиком технической и конструкторской документации ТОО «Prime» готово оказать причисленные ниже услуги по указанным позициям.</text:p>
      <text:p text:style-name="P1"/>
      <text:p text:style-name="P3">Данная разработка автономной фотоловушки включает в себя следующие компоненты указанные на таблице ниже.</text:p>
      <text:p text:style-name="P3"/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Наименование оборудования</text:p>
          </table:table-cell>
          <table:table-cell table:style-name="Table1.A1" office:value-type="string">
            <text:p text:style-name="P8">Функция </text:p>
          </table:table-cell>
          <table:table-cell table:style-name="Table1.A1" office:value-type="string">
            <text:p text:style-name="P8">Стоимость (т)</text:p>
          </table:table-cell>
        </table:table-row>
        <table:table-row>
          <table:table-cell table:style-name="Table1.A2" office:value-type="string">
            <text:p text:style-name="P10">Raspberry Pi 4 Model B 4GB</text:p>
          </table:table-cell>
          <table:table-cell table:style-name="Table1.B2" office:value-type="string">
            <text:p text:style-name="P10">Сервер/Идентификация</text:p>
          </table:table-cell>
          <table:table-cell table:style-name="Table1.C2" office:value-type="float" office:value="50000">
            <text:p text:style-name="P10">50000</text:p>
          </table:table-cell>
        </table:table-row>
        <table:table-row>
          <table:table-cell table:style-name="Table1.A2" office:value-type="string">
            <text:p text:style-name="P10">Гибкая солнечная панель Boguang flexible Solar Panel 20W 18V</text:p>
          </table:table-cell>
          <table:table-cell table:style-name="Table1.B3" office:value-type="string">
            <text:p text:style-name="P10">Питание/Зарядка</text:p>
          </table:table-cell>
          <table:table-cell table:style-name="Table1.C2" office:value-type="float" office:value="17500">
            <text:p text:style-name="P10">17500</text:p>
          </table:table-cell>
        </table:table-row>
        <table:table-row>
          <table:table-cell table:style-name="Table1.A2" office:value-type="string">
            <text:p text:style-name="P10">TTGO T-Call V1.4 SIM800H ESP32</text:p>
          </table:table-cell>
          <table:table-cell table:style-name="Table1.B4" office:value-type="string">
            <text:p text:style-name="P10">Отправка изображении на сервер</text:p>
          </table:table-cell>
          <table:table-cell table:style-name="Table1.C2" office:value-type="float" office:value="7500">
            <text:p text:style-name="P10">7500</text:p>
          </table:table-cell>
        </table:table-row>
        <table:table-row>
          <table:table-cell table:style-name="Table1.A2" office:value-type="string">
            <text:p text:style-name="P10">Модуль камеры ESP32, 2MP</text:p>
          </table:table-cell>
          <table:table-cell table:style-name="Table1.B5" office:value-type="string">
            <text:p text:style-name="P10">Регистрация снимков</text:p>
          </table:table-cell>
          <table:table-cell table:style-name="Table1.C2" office:value-type="float" office:value="5900">
            <text:p text:style-name="P10">5900</text:p>
          </table:table-cell>
        </table:table-row>
        <table:table-row>
          <table:table-cell table:style-name="Table1.A2" office:value-type="string">
            <text:p text:style-name="P10">Модуль заряда Li-ion аккумуляторов на TP4056 с защитой (1 А), micro-USB</text:p>
          </table:table-cell>
          <table:table-cell table:style-name="Table1.B6" office:value-type="string">
            <text:p text:style-name="P10">Питание</text:p>
          </table:table-cell>
          <table:table-cell table:style-name="Table1.C2" office:value-type="float" office:value="420">
            <text:p text:style-name="P10">420</text:p>
          </table:table-cell>
        </table:table-row>
        <table:table-row>
          <table:table-cell table:style-name="Table1.A2" office:value-type="string">
            <text:p text:style-name="P10">DC-DC понижающий преобразователь MINI-360 (Вход: 5-23 В, Выход: 1-17 В) | 1.8 А</text:p>
          </table:table-cell>
          <table:table-cell table:style-name="Table1.B7" office:value-type="string">
            <text:p text:style-name="P10">Понижение напряжения</text:p>
          </table:table-cell>
          <table:table-cell table:style-name="Table1.C2" office:value-type="float" office:value="450">
            <text:p text:style-name="P10">450</text:p>
          </table:table-cell>
        </table:table-row>
        <table:table-row>
          <table:table-cell table:style-name="Table1.A2" office:value-type="string">
            <text:p text:style-name="P10">Li-ion аккумулятор NCR18650B (3.7 В, 3400 мАч)</text:p>
          </table:table-cell>
          <table:table-cell table:style-name="Table1.B8" office:value-type="string">
            <text:p text:style-name="P10">Питание</text:p>
          </table:table-cell>
          <table:table-cell table:style-name="Table1.C2" office:value-type="float" office:value="1850">
            <text:p text:style-name="P10">1850</text:p>
          </table:table-cell>
        </table:table-row>
        <table:table-row table:style-name="Table1.9">
          <table:table-cell table:style-name="Table1.A9" office:value-type="string">
            <text:p text:style-name="P9">ИТОГО:</text:p>
          </table:table-cell>
          <table:table-cell table:style-name="Table1.B9" office:value-type="string">
            <text:p text:style-name="P11"/>
          </table:table-cell>
          <table:table-cell table:style-name="Table1.C9" office:value-type="float" office:value="83620">
            <text:p text:style-name="P11"><text:span text:style-name="T2">8</text:span>3620</text:p>
          </table:table-cell>
        </table:table-row>
      </table:table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/>
    <style:font-face style:name="Roboto1" svg:font-family="Roboto, Aria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legant.1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6T14:29:59.154000000</dc:date>
    <meta:editing-duration>PT32M43S</meta:editing-duration>
    <meta:editing-cycles>20</meta:editing-cycles>
    <meta:generator>LibreOffice/7.4.5.1$Windows_X86_64 LibreOffice_project/9c0871452b3918c1019dde9bfac75448afc4b57f</meta:generator>
    <meta:document-statistic meta:table-count="1" meta:image-count="0" meta:object-count="0" meta:page-count="2" meta:paragraph-count="34" meta:word-count="193" meta:character-count="1496" meta:non-whitespace-character-count="1332"/>
  </office:meta>
</office:document-meta>
</file>